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ccff6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0.667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4.507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13.229cm"/>
    </style:style>
    <style:style style:name="P1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print <text:line-break/>Eventos - Ceremonias</text:p>
          </draw:text-box>
        </draw:frame>
        <draw:frame presentation:style-name="pr2" draw:text-style-name="P1" draw:layer="layout" svg:width="17.769cm" svg:height="10.667cm" svg:x="6.031cm" svg:y="6.4cm" presentation:class="subtitle" presentation:user-transformed="true">
          <draw:text-box>
            <text:p text:style-name="P1"><text:span text:style-name="T1">- Sprint Planning</text:span></text:p>
            <text:p text:style-name="P1"><text:span text:style-name="T1">- Daily Scrum</text:span></text:p>
            <text:p text:style-name="P1"><text:span text:style-name="T1">- Sprint Review</text:span></text:p>
            <text:p text:style-name="P1"><text:span text:style-name="T1">- Sprint Retrospective</text:span></text:p>
            <text:p text:style-name="P1"><text:span text:style-name="T1">- Sprint Refinement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>
        <draw:frame presentation:style-name="pr4" draw:layer="layout" svg:width="23.911cm" svg:height="3.506cm" svg:x="2.058cm" svg:y="0.694cm" presentation:class="title" presentation:user-transformed="true">
          <draw:text-box>
            <text:p>Sprint <text:line-break/>Sprint Planning</text:p>
          </draw:text-box>
        </draw:frame>
        <draw:frame presentation:style-name="pr5" draw:layer="layout" svg:width="23.911cm" svg:height="15.215cm" svg:x="2.2cm" svg:y="5.185cm" presentation:class="outline" presentation:user-transformed="true">
          <draw:text-box>
            <text:list text:style-name="L3">
              <text:list-item>
                <text:p>Establece el trabajo que se realizará en el Sprint</text:p>
                <text:list>
                  <text:list-item>
                    <text:p>Es el primer evento o ceremonia al comenzar un sprint</text:p>
                  </text:list-item>
                  <text:list-item>
                    <text:p>Se decide el objetivo del sprint</text:p>
                  </text:list-item>
                  <text:list-item>
                    <text:p>Estimar esfuerzo del Product Backlog</text:p>
                  </text:list-item>
                  <text:list-item>
                    <text:p>Determinar el Sprint Backlog</text:p>
                  </text:list-item>
                  <text:list-item>
                    <text:p>Aclarar dudas y supuestos de los items</text:p>
                  </text:list-item>
                  <text:list-item>
                    <text:p>Preveer recursos-requisitos previos</text:p>
                  </text:list-item>
                  <text:list-item>
                    <text:p>Preveer recursos-requisitos externos</text:p>
                  </text:list-item>
                  <text:list-item>
                    <text:p>Duración: para Sprint de 3 semanas 5-6 hs estimativ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print <text:line-break/>Daily Scrum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Objetivo: Inspeccionar el progreso hacia el objetivo del Sprint</text:p>
              </text:list-item>
              <text:list-item>
                <text:p>En base a lo que se hizo las 24 hs. Antes (Avances, problemas) y lo que se hará en las 24 hs. Siguientes</text:p>
              </text:list-item>
              <text:list-item>
                <text:p>Es una reunión entre desarrolladores</text:p>
              </text:list-item>
              <text:list-item>
                <text:p>Su duración no debería ser superior a los 15 minutos</text:p>
              </text:list-item>
              <text:list-item>
                <text:p>De surgir situaciones problemáticas se deben canalizar por fuera de la Daily, con intervención de los afectad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print <text:line-break/>Sprint Review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Propósito: inspeccionar el resultado del Sprint (incremento en el producto) y determinar futuras adaptaciones</text:p>
              </text:list-item>
              <text:list-item>
                <text:p>Se realiza el último día del Sprint.</text:p>
              </text:list-item>
              <text:list-item>
                <text:p>No es una Demo ni presentación de lo desarrollado, esto ya se encuentra validado por el PO.</text:p>
              </text:list-item>
              <text:list-item>
                <text:p>Pueden surgir adaptaciones o mejoras por iniciativa de los desarrolladores/observadores, pero estas deberán incluirse en el Backlog del producto (para su inclusión en un futuro Sprint) si el PO lo considera necesario.</text:p>
              </text:list-item>
              <text:list-item>
                <text:p>Duración: Estimada en 3 horas para un sprint de 3 seman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print <text:line-break/>Sprint Retrospective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Propósito: Es planificar formas de aumentar la calidad y la efectividad.</text:p>
              </text:list-item>
              <text:list-item>
                <text:p>Se desarrolla inmediatamente después de la Sprint Review</text:p>
              </text:list-item>
              <text:list-item>
                <text:p>Se considera este evento como el cierre de un Sprint</text:p>
              </text:list-item>
              <text:list-item>
                <text:p>Se centra en el proceso de desarrollo para determinar las fortalezas y oportunidades</text:p>
              </text:list-item>
              <text:list-item>
                <text:p>Adaptar el proceso de trabajo del equipo en base a las oportunidades detectadas</text:p>
              </text:list-item>
              <text:list-item>
                <text:p>Duración: 2-3 hs. Apróximadamente para un Sprint de tres semana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print <text:line-break/>Sprint Refinement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Objetivo: Revisar el avance las tareas en relación a que si se llegan a cumplir los objetivos del Sprint</text:p>
              </text:list-item>
              <text:list-item>
                <text:p>Se pone en foco en aquellas tareas que sufren desvios que atenten con el cumplimiento del objetivo del Sprint.</text:p>
              </text:list-item>
              <text:list-item>
                <text:p>Decidir acciones para compensar el desvío ó redefinir el objetivo del Sprint.</text:p>
              </text:list-item>
              <text:list-item>
                <text:p>Se realiza una vez a la semana, con una duración apróximada de 2 horas para un Sprint de 3 semanas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ccff66" draw:fill-image-width="1cm" draw:fill-image-height="1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ccff6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cool" style:page-layout-name="PM1" draw:style-name="Mdp1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Filardi</meta:initial-creator>
    <meta:creation-date>2023-01-25T12:58:45.59</meta:creation-date>
    <meta:editing-duration>PT1H28M19S</meta:editing-duration>
    <meta:editing-cycles>6</meta:editing-cycles>
    <dc:date>2023-01-25T16:58:36</dc:date>
    <dc:creator>Roberto Filardi</dc:creator>
    <meta:generator>OpenOffice/4.1.13$Win32 OpenOffice.org_project/4113m1$Build-9810</meta:generator>
    <meta:document-statistic meta:object-count="53"/>
  </office:meta>
</office:document-meta>
</file>